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runtha@piruntha-lenovo-ubuntu:~/Documents/Baseline with Fasttext$ python baseline_with_eval_With_Nltk.py -config testBaseline.config <text:s/></text:p>
      <text:p text:style-name="Standard">Using TensorFlow backend.</text:p>
      <text:p text:style-name="Standard">Loading utils module</text:p>
      <text:p text:style-name="Standard">Loading utils module</text:p>
      <text:p text:style-name="Standard">Processing training data...</text:p>
      <text:p text:style-name="Standard">Size of trainText = <text:s/>30160</text:p>
      <text:p text:style-name="Standard">Size of trainTextNew = <text:s/>30160</text:p>
      <text:p text:style-name="Standard">Processing test data...</text:p>
      <text:p text:style-name="Standard">Size of testText = <text:s/>5509</text:p>
      <text:p text:style-name="Standard">Size of testTextNew = <text:s/>5509</text:p>
      <text:p text:style-name="Standard">Extracting tokens...</text:p>
      <text:p text:style-name="Standard">Found 15083 unique tokens.</text:p>
      <text:p text:style-name="Standard">Populating embedding matrix...</text:p>
      <text:p text:style-name="Standard"/>
      <text:p text:style-name="Standard">Shape of training data tensor: <text:s/>(30160, 100)</text:p>
      <text:p text:style-name="Standard">Shape of label tensor: <text:s/>(30160, 4)</text:p>
      <text:p text:style-name="Standard"/>
      <text:p text:style-name="Standard">======================================</text:p>
      <text:p text:style-name="Standard">Retraining model on entire data to create solution file</text:p>
      <text:p text:style-name="Standard">WARNING:tensorflow:From /home/piruntha/anaconda3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9-16 21:36:40.781957: I tensorflow/core/platform/cpu_feature_guard.cc:141] Your CPU supports instructions that this TensorFlow binary was not compiled to use: AVX2 FMA</text:p>
      <text:p text:style-name="Standard">2019-09-16 21:36:40.806745: I tensorflow/core/platform/profile_utils/cpu_utils.cc:94] CPU Frequency: 2592000000 Hz</text:p>
      <text:p text:style-name="Standard">2019-09-16 21:36:40.807133: I tensorflow/compiler/xla/service/service.cc:150] XLA service 0x5612e9bfb5c0 executing computations on platform Host. Devices:</text:p>
      <text:p text:style-name="Standard">2019-09-16 21:36:40.807151: I tensorflow/compiler/xla/service/service.cc:158] <text:s text:c="2"/>StreamExecutor device (0): &lt;undefined&gt;, &lt;undefined&gt;</text:p>
      <text:p text:style-name="Standard">WARNING:tensorflow:From /home/piruntha/anaconda3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baseline_with_eval_With_Nltk.py:665: UserWarning: Update your `Conv1D` call to the Keras 2 API: `Conv1D(activation="relu", filters=256, kernel_size=3, strides=1, padding="same")`</text:p>
      <text:p text:style-name="Standard"><text:s text:c="2"/>subsample_length=1))</text:p>
      <text:p text:style-name="Standard">baseline_with_eval_With_Nltk.py:666: UserWarning: Update your `MaxPooling1D` call to the Keras 2 API: `MaxPooling1D(pool_size=2)`</text:p>
      <text:p text:style-name="Standard"><text:s text:c="2"/>model.add(MaxPooling1D(pool_length=pool_length))</text:p>
      <text:p text:style-name="Standard">baseline_with_eval_With_Nltk.py:669: UserWarning: Update your `LSTM` call to the Keras 2 API: `LSTM(dropout=0.2, activation="tanh", recurrent_activation="hard_sigmoid", units=50)`</text:p>
      <text:p text:style-name="Standard"><text:s text:c="2"/>model.add(Bidirectional(LSTM(dropout=0.2,output_dim=output_size, activation=rnn_activation, recurrent_activation=recurrent_activation)))</text:p>
      <text:p text:style-name="Standard"><text:soft-page-break/>_________________________________________________________________</text:p>
      <text:p text:style-name="Standard">Layer (type) <text:s text:c="16"/>Output Shape <text:s text:c="13"/>Param # <text:s text:c="2"/></text:p>
      <text:p text:style-name="Standard">=================================================================</text:p>
      <text:p text:style-name="Standard">embedding_1 (Embedding) <text:s text:c="5"/>(None, 100, 250) <text:s text:c="9"/>3771000 <text:s text:c="2"/></text:p>
      <text:p text:style-name="Standard">_________________________________________________________________</text:p>
      <text:p text:style-name="Standard">dropout_1 (Dropout) <text:s text:c="9"/>(None, 100, 250) <text:s text:c="9"/>0 <text:s text:c="8"/></text:p>
      <text:p text:style-name="Standard">_________________________________________________________________</text:p>
      <text:p text:style-name="Standard">conv1d_1 (Conv1D) <text:s text:c="11"/>(None, 100, 256) <text:s text:c="9"/>192256 <text:s text:c="3"/></text:p>
      <text:p text:style-name="Standard">_________________________________________________________________</text:p>
      <text:p text:style-name="Standard">max_pooling1d_1 (MaxPooling1 (None, 50, 256) <text:s text:c="10"/>0 <text:s text:c="8"/></text:p>
      <text:p text:style-name="Standard">_________________________________________________________________</text:p>
      <text:p text:style-name="Standard">bidirectional_1 (Bidirection (None, 100) <text:s text:c="14"/>122800 <text:s text:c="3"/></text:p>
      <text:p text:style-name="Standard">_________________________________________________________________</text:p>
      <text:p text:style-name="Standard">dense_1 (Dense) <text:s text:c="13"/>(None, 4) <text:s text:c="16"/>404 <text:s text:c="6"/></text:p>
      <text:p text:style-name="Standard">_________________________________________________________________</text:p>
      <text:p text:style-name="Standard">dropout_2 (Dropout) <text:s text:c="9"/>(None, 4) <text:s text:c="16"/>0 <text:s text:c="8"/></text:p>
      <text:p text:style-name="Standard">=================================================================</text:p>
      <text:p text:style-name="Standard">Total params: 4,086,460</text:p>
      <text:p text:style-name="Standard">Trainable params: 315,460</text:p>
      <text:p text:style-name="Standard">Non-trainable params: 3,771,000</text:p>
      <text:p text:style-name="Standard">_________________________________________________________________</text:p>
      <text:p text:style-name="Standard">None</text:p>
      <text:p text:style-name="Standard">WARNING:tensorflow:From /home/piruntha/anaconda3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20</text:p>
      <text:p text:style-name="Standard">30160/30160 [==============================] - 45s 1ms/step - loss: 1.2997 - acc: 0.8134</text:p>
      <text:p text:style-name="Standard">Epoch 2/20</text:p>
      <text:p text:style-name="Standard">30160/30160 [==============================] - 44s 1ms/step - loss: 1.2058 - acc: 0.8626</text:p>
      <text:p text:style-name="Standard">Epoch 3/20</text:p>
      <text:p text:style-name="Standard">30160/30160 [==============================] - 44s 1ms/step - loss: 1.1856 - acc: 0.8756</text:p>
      <text:p text:style-name="Standard">Epoch 4/20</text:p>
      <text:p text:style-name="Standard">30160/30160 [==============================] - 44s 1ms/step - loss: 1.1669 - acc: 0.8819</text:p>
      <text:p text:style-name="Standard">Epoch 5/20</text:p>
      <text:p text:style-name="Standard">30160/30160 [==============================] - 44s 1ms/step - loss: 1.1606 - acc: 0.8864</text:p>
      <text:p text:style-name="Standard">Epoch 6/20</text:p>
      <text:p text:style-name="Standard">30160/30160 [==============================] - 44s 1ms/step - loss: 1.1697 - acc: 0.8890</text:p>
      <text:p text:style-name="Standard">Epoch 7/20</text:p>
      <text:p text:style-name="Standard">30160/30160 [==============================] - 44s 1ms/step - loss: 1.1449 - acc: 0.8921</text:p>
      <text:p text:style-name="Standard">Epoch 8/20</text:p>
      <text:p text:style-name="Standard">30160/30160 [==============================] - 44s 1ms/step - loss: 1.1281 - acc: 0.8962</text:p>
      <text:p text:style-name="Standard">Epoch 9/20</text:p>
      <text:p text:style-name="Standard">30160/30160 [==============================] - 44s 1ms/step - loss: 1.1341 - acc: 0.8971</text:p>
      <text:p text:style-name="Standard">Epoch 10/20</text:p>
      <text:p text:style-name="Standard">30160/30160 [==============================] - 44s 1ms/step - loss: 1.1267 - acc: 0.8989</text:p>
      <text:p text:style-name="Standard">Epoch 11/20</text:p>
      <text:p text:style-name="Standard">30160/30160 [==============================] - 44s 1ms/step - loss: 1.1163 - acc: 0.9014</text:p>
      <text:p text:style-name="Standard"><text:soft-page-break/>Epoch 12/20</text:p>
      <text:p text:style-name="Standard">30160/30160 [==============================] - 44s 1ms/step - loss: 1.1018 - acc: 0.9034</text:p>
      <text:p text:style-name="Standard">Epoch 13/20</text:p>
      <text:p text:style-name="Standard">30160/30160 [==============================] - 44s 1ms/step - loss: 1.1218 - acc: 0.9034</text:p>
      <text:p text:style-name="Standard">Epoch 14/20</text:p>
      <text:p text:style-name="Standard">30160/30160 [==============================] - 44s 1ms/step - loss: 1.1064 - acc: 0.9046</text:p>
      <text:p text:style-name="Standard">Epoch 15/20</text:p>
      <text:p text:style-name="Standard">30160/30160 [==============================] - 44s 1ms/step - loss: 1.0840 - acc: 0.9074</text:p>
      <text:p text:style-name="Standard">Epoch 16/20</text:p>
      <text:p text:style-name="Standard">30160/30160 [==============================] - 44s 1ms/step - loss: 1.0843 - acc: 0.9077</text:p>
      <text:p text:style-name="Standard">Epoch 17/20</text:p>
      <text:p text:style-name="Standard">30160/30160 [==============================] - 44s 1ms/step - loss: 1.0872 - acc: 0.9084</text:p>
      <text:p text:style-name="Standard">Epoch 18/20</text:p>
      <text:p text:style-name="Standard">30160/30160 [==============================] - 44s 1ms/step - loss: 1.1283 - acc: 0.9069</text:p>
      <text:p text:style-name="Standard">Epoch 19/20</text:p>
      <text:p text:style-name="Standard">30160/30160 [==============================] - 44s 1ms/step - loss: 1.0964 - acc: 0.9099</text:p>
      <text:p text:style-name="Standard">Epoch 20/20</text:p>
      <text:p text:style-name="Standard">30160/30160 [==============================] - 44s 1ms/step - loss: 1.0915 - acc: 0.9105</text:p>
      <text:p text:style-name="Standard">Creating solution file...</text:p>
      <text:p text:style-name="Standard">Completed. Model parameters: </text:p>
      <text:p text:style-name="Standard">Learning rate : 0.003, LSTM Dim : 400, Dropout : 0.200, Batch_size : 200</text:p>
      <text:p text:style-name="Standard">Calculating F1 value</text:p>
      <text:p text:style-name="Standard">True Positives per class : <text:s/>[4446. <text:s/>213. <text:s/>190. <text:s/>237.]</text:p>
      <text:p text:style-name="Standard">False Positives per class : <text:s/>[170. <text:s/>93. <text:s/>66. <text:s/>94.]</text:p>
      <text:p text:style-name="Standard">False Negatives per class : <text:s/>[231. <text:s/>71. <text:s/>60. <text:s/>61.]</text:p>
      <text:p text:style-name="Standard">Class happy : Precision : 0.696, Recall : 0.750, F1 : 0.722</text:p>
      <text:p text:style-name="Standard">Class sad : Precision : 0.742, Recall : 0.760, F1 : 0.751</text:p>
      <text:p text:style-name="Standard">Class angry : Precision : 0.716, Recall : 0.795, F1 : 0.754</text:p>
      <text:p text:style-name="Standard">Ignoring the Others class, Macro Precision : 0.7181, Macro Recall : 0.7684, Macro F1 : 0.7424</text:p>
      <text:p text:style-name="Standard">Ignoring the Others class, Micro TP : 640, FP : 253, FN : 192</text:p>
      <text:p text:style-name="Standard">Accuracy : 0.9232, Micro Precision : 0.7167, Micro Recall : 0.7692, Micro F1 : 0.74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54:55.819367394</meta:creation-date>
    <dc:date>2019-09-16T21:55:37.170602129</dc:date>
    <meta:editing-duration>PT42S</meta:editing-duration>
    <meta:editing-cycles>1</meta:editing-cycles>
    <meta:document-statistic meta:table-count="0" meta:image-count="0" meta:object-count="0" meta:page-count="3" meta:paragraph-count="111" meta:word-count="708" meta:character-count="6731" meta:non-whitespace-character-count="5898"/>
    <meta:generator>LibreOffice/6.0.7.3$Linux_X86_64 LibreOffice_project/00m0$Build-3</meta:generator>
  </office:meta>
</office:document-meta>
</file>